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404cm" fo:min-width="0.275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5" style:family="graphic" style:parent-style-name="standard">
      <style:graphic-properties draw:stroke="solid" svg:stroke-width="0.088cm" svg:stroke-color="#000000" draw:stroke-linejoin="miter" draw:fill="solid" draw:fill-color="#dddddd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width="0.04cm" svg:stroke-color="#000000" draw:marker-start-width="0.26cm" draw:marker-end-width="0.26cm" draw:fill="solid" draw:fill-color="#daedef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2cm" fo:padding-top="0.1cm" fo:padding-bottom="0.1cm" fo:padding-left="0.1cm" fo:padding-right="0.1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1cm" fo:min-width="1.983cm" fo:padding-top="0.1cm" fo:padding-bottom="0.1cm" fo:padding-left="0.1cm" fo:padding-right="0.1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492cm" fo:min-width="2.622cm" fo:padding-top="0.1cm" fo:padding-bottom="0.1cm" fo:padding-left="0.1cm" fo:padding-right="0.1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daedef" draw:opacity="100%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 draw:shadow-opacity="100%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284cm" fo:min-width="0.542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882cm" fo:min-width="2.87cm" fo:padding-top="0.6cm" fo:padding-bottom="0.13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daedef" draw:textarea-horizontal-align="justify" draw:textarea-vertical-align="middle" draw:auto-grow-height="false" fo:min-height="4.153cm" fo:min-width="2.028cm" fo:padding-top="0.13cm" fo:padding-bottom="0.13cm" fo:padding-left="0.05cm" fo:padding-right="0.01cm" fo:wrap-option="wrap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 style:writing-mode="lr-tb"/>
    </style:style>
    <style:style style:name="P2" style:family="paragraph">
      <loext:graphic-properties draw:fill="solid" draw:fill-color="#daede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loext:graphic-properties draw:fill="solid" draw:fill-color="#daedef"/>
    </style:style>
    <style:style style:name="P6" style:family="paragraph">
      <style:paragraph-properties fo:margin-left="0cm" fo:margin-right="0cm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10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2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daede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daede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 Narrow" fo:font-size="16pt" fo:language="en" fo:country="US" style:font-size-asian="16pt" style:font-size-complex="16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font-name="Arial Narrow" fo:font-size="14pt" fo:language="en" fo:country="US" style:font-size-asian="14pt" style:font-size-complex="14pt"/>
    </style:style>
    <style:style style:name="T5" style:family="text">
      <style:text-properties style:font-name="Arial Narrow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134" draw:style-name="gr1" draw:text-style-name="P1" draw:layer="layout" svg:x1="23.573cm" svg:y1="7.681cm" svg:x2="23.578cm" svg:y2="2.698cm">
          <text:p/>
        </draw:line>
        <draw:line draw:name="Rovná spojnica 138" draw:style-name="gr1" draw:text-style-name="P1" draw:layer="layout" svg:x1="23.58cm" svg:y1="2.703cm" svg:x2="10.928cm" svg:y2="2.698cm">
          <text:p/>
        </draw:line>
        <draw:line draw:name="Rovná spojnica 140" draw:style-name="gr1" draw:text-style-name="P1" draw:layer="layout" svg:x1="20.458cm" svg:y1="7.443cm" svg:x2="20.458cm" svg:y2="3.36cm">
          <text:p/>
        </draw:line>
        <draw:line draw:name="Rovná spojnica 144" draw:style-name="gr1" draw:text-style-name="P1" draw:layer="layout" svg:x1="20.458cm" svg:y1="3.365cm" svg:x2="10.924cm" svg:y2="3.361cm">
          <text:p/>
        </draw:line>
        <draw:line draw:name="Rovná spojnica 148" draw:style-name="gr1" draw:text-style-name="P1" draw:layer="layout" svg:x1="10.924cm" svg:y1="4.075cm" svg:x2="18.61cm" svg:y2="4.08cm">
          <text:p/>
        </draw:line>
        <draw:line draw:name="Rovná spojnica 151" draw:style-name="gr1" draw:text-style-name="P1" draw:layer="layout" svg:x1="16.096cm" svg:y1="8.23cm" svg:x2="16.096cm" svg:y2="4.763cm">
          <text:p/>
        </draw:line>
        <draw:line draw:name="Rovná spojnica 154" draw:style-name="gr1" draw:text-style-name="P1" draw:layer="layout" svg:x1="16.044cm" svg:y1="4.767cm" svg:x2="10.95cm" svg:y2="4.763cm">
          <text:p/>
        </draw:line>
        <draw:line draw:name="Rovná spojnica 158" draw:style-name="gr1" draw:text-style-name="P1" draw:layer="layout" svg:x1="14.286cm" svg:y1="8.779cm" svg:x2="14.291cm" svg:y2="5.454cm">
          <text:p/>
        </draw:line>
        <draw:line draw:name="Rovná spojnica 166" draw:style-name="gr1" draw:text-style-name="P1" draw:layer="layout" svg:x1="14.284cm" svg:y1="5.455cm" svg:x2="10.928cm" svg:y2="5.451cm">
          <text:p/>
        </draw:line>
        <draw:polyline draw:name="Rovná spojnica 169" draw:style-name="gr1" draw:text-style-name="P1" draw:layer="layout" svg:width="7.09cm" svg:height="3.202cm" draw:transform="rotate (1.5699236621689) translate (10.0812495088027cm 13.2299993450727cm)" svg:viewBox="0 0 7091 3203" draw:points="0,1 860,0 863,3203 7091,3196">
          <text:p/>
        </draw:polyline>
        <draw:line draw:name="Rovná spojnica 171" draw:style-name="gr1" draw:text-style-name="P1" draw:layer="layout" svg:x1="13.26cm" svg:y1="6.143cm" svg:x2="10.923cm" svg:y2="6.139cm">
          <text:p/>
        </draw:line>
        <draw:line draw:name="Rovná spojnica 177" draw:style-name="gr1" draw:text-style-name="P1" draw:layer="layout" svg:x1="18.989cm" svg:y1="4.652cm" svg:x2="18.231cm" svg:y2="4.647cm">
          <text:p/>
        </draw:line>
        <draw:custom-shape draw:name="Vývojový diagram: zdržanie 174" draw:style-name="gr2" draw:text-style-name="P2" draw:layer="layout" svg:width="0.904cm" svg:height="0.93cm" svg:x="18.667cm" svg:y="3.91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name="Rovná spojnica 186" draw:style-name="gr1" draw:text-style-name="P1" draw:layer="layout" svg:x1="19.571cm" svg:y1="4.375cm" svg:x2="19.977cm" svg:y2="4.379cm">
          <text:p/>
        </draw:line>
        <draw:line draw:name="Rovná spojnica 192" draw:style-name="gr1" draw:text-style-name="P1" draw:layer="layout" svg:x1="19.973cm" svg:y1="4.375cm" svg:x2="19.977cm" svg:y2="2.003cm">
          <text:p/>
        </draw:line>
        <draw:line draw:name="Rovná spojnica 202" draw:style-name="gr1" draw:text-style-name="P1" draw:layer="layout" svg:x1="19.976cm" svg:y1="2.007cm" svg:x2="1.213cm" svg:y2="2.011cm">
          <text:p/>
        </draw:line>
        <draw:line draw:name="Rovná spojnica 206" draw:style-name="gr1" draw:text-style-name="P1" draw:layer="layout" svg:x1="1.222cm" svg:y1="2.011cm" svg:x2="1.218cm" svg:y2="7.568cm">
          <text:p/>
        </draw:line>
        <draw:custom-shape draw:name="BlokTextu 233" draw:style-name="gr3" draw:text-style-name="P4" draw:layer="layout" svg:width="2.5cm" svg:height="0.877cm" svg:x="11.065cm" svg:y="2.673cm">
          <text:list text:style-name="L1">
            <text:list-header>
              <text:p text:style-name="P3"><text:span text:style-name="T1">Mem</text:span><text:span text:style-name="T1">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9" draw:style-name="gr3" draw:text-style-name="P4" draw:layer="layout" svg:width="2.775cm" svg:height="0.877cm" svg:x="11.023cm" svg:y="1.985cm">
          <text:list text:style-name="L1">
            <text:list-header>
              <text:p text:style-name="P3"><text:span text:style-name="T1">MemToRe</text:span><text:span text:style-name="T1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0" draw:style-name="gr3" draw:text-style-name="P4" draw:layer="layout" svg:width="1.873cm" svg:height="0.877cm" svg:x="11.061cm" svg:y="3.365cm">
          <text:list text:style-name="L1">
            <text:list-header>
              <text:p text:style-name="P3"><text:span text:style-name="T1">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2" draw:style-name="gr3" draw:text-style-name="P4" draw:layer="layout" svg:width="3.566cm" svg:height="0.877cm" svg:x="11.112cm" svg:y="4cm">
          <text:list text:style-name="L1">
            <text:list-header>
              <text:p text:style-name="P3"><text:span text:style-name="T1">A</text:span><text:span text:style-name="T1">L</text:span><text:span text:style-name="T1">U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2</text:span><text:span text:style-name="T1">:</text:span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3" draw:style-name="gr4" draw:text-style-name="P4" draw:layer="layout" svg:width="1.989cm" svg:height="1.553cm" svg:x="11.162cm" svg:y="4.688cm">
          <text:list text:style-name="L1">
            <text:list-header>
              <text:p text:style-name="P3"><text:span text:style-name="T1">A</text:span><text:span text:style-name="T1">L</text:span><text:span text:style-name="T1">U</text:span><text:span text:style-name="T1">Sc</text:span><text:span text:style-name="T1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4" draw:style-name="gr3" draw:text-style-name="P4" draw:layer="layout" svg:width="3.058cm" svg:height="0.877cm" svg:x="11.07cm" svg:y="5.363cm">
          <text:list text:style-name="L1">
            <text:list-header>
              <text:p text:style-name="P3"><text:span text:style-name="T1">T</text:span><text:span text:style-name="T1">yp</text:span><text:span text:style-name="T1">e</text:span><text:span text:style-name="T1">RI</text:span><text:span text:style-name="T1">S</text:span><text:span text:style-name="T1">B</text:span><text:span text:style-name="T1">U</text:span><text:span text:style-name="T1">J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6" draw:style-name="gr1" draw:text-style-name="P1" draw:layer="layout" svg:x1="10.324cm" svg:y1="7.964cm" svg:x2="10.324cm" svg:y2="7.179cm">
          <text:p/>
        </draw:line>
        <draw:line draw:name="Rovná spojnica 267" draw:style-name="gr1" draw:text-style-name="P1" draw:layer="layout" svg:x1="10.928cm" svg:y1="6.628cm" svg:x2="11.206cm" svg:y2="6.637cm">
          <text:p/>
        </draw:line>
        <draw:line draw:name="Rovná spojnica 269" draw:style-name="gr1" draw:text-style-name="P1" draw:layer="layout" svg:x1="10.355cm" svg:y1="7.166cm" svg:x2="11.206cm" svg:y2="7.171cm">
          <text:p/>
        </draw:line>
        <draw:line draw:name="Rovná spojnica 272" draw:style-name="gr1" draw:text-style-name="P1" draw:layer="layout" svg:x1="11.206cm" svg:y1="6.633cm" svg:x2="11.202cm" svg:y2="7.166cm">
          <text:p/>
        </draw:line>
        <draw:custom-shape draw:name="BlokTextu 281" draw:style-name="gr3" draw:text-style-name="P4" draw:layer="layout" svg:width="2.322cm" svg:height="0.877cm" svg:x="11.086cm" svg:y="6.24cm">
          <text:list text:style-name="L1">
            <text:list-header>
              <text:p text:style-name="P3"><text:span text:style-name="T1">RegWri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68" draw:style-name="gr5" draw:text-style-name="P1" draw:layer="layout" svg:x1="1.519cm" svg:y1="8.432cm" svg:x2="2.233cm" svg:y2="8.435cm">
          <text:p/>
        </draw:line>
        <draw:line draw:name="Rovná spojnica 70" draw:style-name="gr5" draw:text-style-name="P1" draw:layer="layout" svg:x1="2.631cm" svg:y1="8.435cm" svg:x2="5.607cm" svg:y2="8.441cm">
          <text:p/>
        </draw:line>
        <draw:line draw:name="Rovná spojnica 73" draw:style-name="gr5" draw:text-style-name="P1" draw:layer="layout" svg:x1="5.607cm" svg:y1="8.441cm" svg:x2="7.591cm" svg:y2="8.435cm">
          <text:p/>
        </draw:line>
        <draw:line draw:name="Rovná spojnica 75" draw:style-name="gr5" draw:text-style-name="P1" draw:layer="layout" svg:x1="2.928cm" svg:y1="8.437cm" svg:x2="2.921cm" svg:y2="14.992cm">
          <text:p/>
        </draw:line>
        <draw:line draw:name="Rovná spojnica 79" draw:style-name="gr5" draw:text-style-name="P1" draw:layer="layout" svg:x1="3.576cm" svg:y1="12.214cm" svg:x2="4.066cm" svg:y2="12.214cm">
          <text:p/>
        </draw:line>
        <draw:line draw:name="Rovná spojnica 85" draw:style-name="gr5" draw:text-style-name="P1" draw:layer="layout" svg:x1="7.594cm" svg:y1="8.237cm" svg:x2="7.592cm" svg:y2="13.796cm">
          <text:p/>
        </draw:line>
        <draw:line draw:name="Rovná spojnica 118" draw:style-name="gr5" draw:text-style-name="P1" draw:layer="layout" svg:x1="13.967cm" svg:y1="9.368cm" svg:x2="11.56cm" svg:y2="9.368cm">
          <text:p/>
        </draw:line>
        <draw:line draw:name="Rovná spojnica 122" draw:style-name="gr5" draw:text-style-name="P1" draw:layer="layout" svg:x1="11.561cm" svg:y1="8.189cm" svg:x2="15.834cm" svg:y2="8.182cm">
          <text:p/>
        </draw:line>
        <draw:line draw:name="Rovná spojnica 124" draw:style-name="gr5" draw:text-style-name="P1" draw:layer="layout" svg:x1="14.564cm" svg:y1="9.636cm" svg:x2="15.834cm" svg:y2="9.639cm">
          <text:p/>
        </draw:line>
        <draw:line draw:name="Rovná spojnica 127" draw:style-name="gr5" draw:text-style-name="P1" draw:layer="layout" svg:x1="16.02cm" svg:y1="8.937cm" svg:x2="19.34cm" svg:y2="8.924cm">
          <text:p/>
        </draw:line>
        <draw:polyline draw:name="Rovná spojnica 129" draw:style-name="gr5" draw:text-style-name="P1" draw:layer="layout" svg:width="2.666cm" svg:height="4.851cm" draw:transform="rotate (1.46014245221846) translate (18.4191292059953cm 8.86190407132343cm)" svg:viewBox="0 0 2667 4852" draw:points="0,245 2208,0 2667,4128 1036,4309 1096,4852">
          <text:p/>
        </draw:polyline>
        <draw:line draw:name="Rovná spojnica 142" draw:style-name="gr5" draw:text-style-name="P1" draw:layer="layout" svg:x1="20.136cm" svg:y1="8.938cm" svg:x2="23.467cm" svg:y2="8.942cm">
          <text:p/>
        </draw:line>
        <draw:line draw:name="Rovná spojnica 150" draw:style-name="gr5" draw:text-style-name="P1" draw:layer="layout" svg:x1="15.556cm" svg:y1="14.992cm" svg:x2="2.928cm" svg:y2="14.992cm">
          <text:p/>
        </draw:line>
        <draw:polyline draw:name="Rovná spojnica 153" draw:style-name="gr5" draw:text-style-name="P1" draw:layer="layout" svg:width="6.146cm" svg:height="4.785cm" draw:transform="rotate (1.5700981950941) translate (0.624708585829557cm 14.3229970040272cm)" svg:viewBox="0 0 6147 4786" draw:points="1565,4300 1565,4768 3,4786 0,4 6147,0 6147,468">
          <text:p/>
        </draw:polyline>
        <draw:polyline draw:name="Rovná spojnica 167" draw:style-name="gr5" draw:text-style-name="P1" draw:layer="layout" svg:width="17.587cm" svg:height="6.851cm" draw:transform="rotate (-0.00139626340159651) translate (0.316001522598722cm 8.69690951970065cm)" svg:viewBox="0 0 17588 6852" draw:points="15616,5604 17586,5602 17588,6852 9,6798 0,1 781,0">
          <text:p/>
        </draw:polyline>
        <draw:line draw:name="Rovná spojnica 189" draw:style-name="gr5" draw:text-style-name="P1" draw:layer="layout" svg:x1="24.459cm" svg:y1="8.611cm" svg:x2="23.864cm" svg:y2="8.607cm">
          <text:p/>
        </draw:line>
        <draw:line draw:name="Rovná spojnica 191" draw:style-name="gr5" draw:text-style-name="P1" draw:layer="layout" svg:x1="24.462cm" svg:y1="8.609cm" svg:x2="24.458cm" svg:y2="16.615cm">
          <text:p/>
        </draw:line>
        <draw:line draw:name="Rovná spojnica 193" draw:style-name="gr5" draw:text-style-name="P1" draw:layer="layout" svg:x1="24.458cm" svg:y1="16.619cm" svg:x2="6.732cm" svg:y2="16.615cm">
          <text:p/>
        </draw:line>
        <draw:polyline draw:name="Rovná spojnica 197" draw:style-name="gr5" draw:text-style-name="P1" draw:layer="layout" svg:width="17.745cm" svg:height="8.038cm" draw:transform="rotate (-0.00174532925199535) translate (6.72591817800737cm 8.57605164747273cm)" svg:viewBox="0 0 17746 8039" draw:points="17059,1 17732,0 17746,8008 20,8039 0,2245 2228,2241">
          <text:p/>
        </draw:polyline>
        <draw:polyline draw:name="Rovná spojnica 199" draw:style-name="gr5" draw:text-style-name="P1" draw:layer="layout" svg:width="5.795cm" svg:height="1.204cm" draw:transform="rotate (-0.000698131700798822) translate (13.519cm 9.368cm)" svg:viewBox="0 0 5796 1205" draw:points="0,0 1,1205 5796,1201">
          <text:p/>
        </draw:polyline>
        <draw:polyline draw:name="Rovná spojnica 203" draw:style-name="gr5" draw:text-style-name="P1" draw:layer="layout" svg:width="3.647cm" svg:height="0.311cm" draw:transform="rotate (1.5707963267949) translate (13.832cm 13.596cm)" svg:viewBox="0 0 3648 312" draw:points="0,0 3648,0 3648,312">
          <text:p/>
        </draw:polyline>
        <draw:line draw:name="Rovná spojnica 211" draw:style-name="gr5" draw:text-style-name="P1" draw:layer="layout" svg:x1="16.003cm" svg:y1="13.6cm" svg:x2="11.56cm" svg:y2="13.596cm">
          <text:p/>
        </draw:line>
        <draw:polygon draw:style-name="gr6" draw:text-style-name="P5" draw:layer="layout" svg:width="1.031cm" svg:height="2.187cm" svg:x="4.066cm" svg:y="11.667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polygon draw:style-name="gr6" draw:text-style-name="P5" draw:layer="layout" svg:width="1.031cm" svg:height="2.187cm" svg:x="15.534cm" svg:y="13.229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9_1" draw:style-name="gr4" draw:text-style-name="P7" draw:layer="layout" svg:width="0.992cm" svg:height="0.963cm" svg:x="15.787cm" svg:y="13.778cm">
          <text:list text:style-name="L1">
            <text:list-header>
              <text:p text:style-name="P6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_2" draw:style-name="gr4" draw:text-style-name="P7" draw:layer="layout" svg:width="0.992cm" svg:height="0.963cm" svg:x="4.301cm" svg:y="12.267cm">
          <text:list text:style-name="L1">
            <text:list-header>
              <text:p text:style-name="P6"><text:span text:style-name="T2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97" draw:style-name="gr1" draw:text-style-name="P1" draw:layer="layout" svg:x1="7.591cm" svg:y1="8.237cm" svg:x2="9.178cm" svg:y2="8.241cm">
          <text:p/>
        </draw:line>
        <draw:line draw:name="Rovná spojnica 99" draw:style-name="gr1" draw:text-style-name="P1" draw:layer="layout" svg:x1="7.591cm" svg:y1="9.375cm" svg:x2="9.178cm" svg:y2="9.379cm">
          <text:p/>
        </draw:line>
        <draw:line draw:name="Rovná spojnica 102" draw:style-name="gr1" draw:text-style-name="P1" draw:layer="layout" svg:x1="7.591cm" svg:y1="13.795cm" svg:x2="8.98cm" svg:y2="13.799cm">
          <text:p/>
        </draw:line>
        <draw:line draw:name="Rovná spojnica 175" draw:style-name="gr1" draw:text-style-name="P1" draw:layer="layout" svg:x1="22.761cm" svg:y1="11.77cm" svg:x2="7.594cm" svg:y2="11.77cm">
          <text:p/>
        </draw:line>
        <draw:line draw:name="Rovná spojnica 178" draw:style-name="gr1" draw:text-style-name="P1" draw:layer="layout" svg:x1="22.764cm" svg:y1="11.772cm" svg:x2="22.76cm" svg:y2="16.138cm">
          <text:p/>
        </draw:line>
        <draw:line draw:name="Rovná spojnica 180" draw:style-name="gr1" draw:text-style-name="P1" draw:layer="layout" svg:x1="22.76cm" svg:y1="16.143cm" svg:x2="7.208cm" svg:y2="16.139cm">
          <text:p/>
        </draw:line>
        <draw:line draw:name="Rovná spojnica 182" draw:style-name="gr1" draw:text-style-name="P1" draw:layer="layout" svg:x1="7.206cm" svg:y1="16.144cm" svg:x2="7.21cm" svg:y2="10.131cm">
          <text:p/>
        </draw:line>
        <draw:line draw:name="Rovná spojnica 184" draw:style-name="gr1" draw:text-style-name="P1" draw:layer="layout" svg:x1="7.208cm" svg:y1="10.13cm" svg:x2="8.98cm" svg:y2="10.134cm">
          <text:p/>
        </draw:line>
        <draw:polyline draw:name="Rovná spojnica 217" draw:style-name="gr1" draw:text-style-name="P1" draw:layer="layout" svg:width="3.817cm" svg:height="1.752cm" draw:transform="rotate (1.5697491292437) translate (16.488cm 8.464cm)" svg:viewBox="0 0 3818 1753" draw:points="0,0 2,1753 3818,1749">
          <text:p/>
        </draw:polyline>
        <draw:line draw:name="Rovná spojnica 221" draw:style-name="gr1" draw:text-style-name="P1" draw:layer="layout" svg:x1="2.443cm" svg:y1="7.841cm" svg:x2="2.447cm" svg:y2="7.524cm">
          <text:p/>
        </draw:line>
        <draw:line draw:name="Rovná spojnica 222" draw:style-name="gr1" draw:text-style-name="P1" draw:layer="layout" svg:x1="1.215cm" svg:y1="7.878cm" svg:x2="1.219cm" svg:y2="7.561cm">
          <text:p/>
        </draw:line>
        <draw:line draw:name="Rovná spojnica 223" draw:style-name="gr1" draw:text-style-name="P1" draw:layer="layout" svg:x1="9.14cm" svg:y1="7.521cm" svg:x2="9.144cm" svg:y2="7.204cm">
          <text:p/>
        </draw:line>
        <draw:line draw:name="Rovná spojnica 228" draw:style-name="gr1" draw:text-style-name="P1" draw:layer="layout" svg:x1="23.574cm" svg:y1="7.998cm" svg:x2="23.578cm" svg:y2="7.681cm">
          <text:p/>
        </draw:line>
        <draw:line draw:name="Rovná spojnica 229" draw:style-name="gr1" draw:text-style-name="P1" draw:layer="layout" svg:x1="14.286cm" svg:y1="9.095cm" svg:x2="14.29cm" svg:y2="8.778cm">
          <text:p/>
        </draw:line>
        <draw:custom-shape draw:name="BlokTextu 231" draw:style-name="gr7" draw:text-style-name="P7" draw:layer="layout" svg:width="1.017cm" svg:height="0.937cm" svg:x="2.85cm" svg:y="11.745cm">
          <text:list text:style-name="L1">
            <text:list-header>
              <text:p text:style-name="P6"><text:span text:style-name="T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4" draw:style-name="gr3" draw:text-style-name="P4" draw:layer="layout" svg:width="1.027cm" svg:height="0.793cm" svg:x="1.355cm" svg:y="7.726cm">
          <text:list text:style-name="L1">
            <text:list-header>
              <text:p text:style-name="P3"><text:span text:style-name="T4">PC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3" draw:text-style-name="P4" draw:layer="layout" svg:width="1.047cm" svg:height="0.877cm" svg:x="2.417cm" svg:y="7.682cm">
          <text:list text:style-name="L1">
            <text:list-header>
              <text:p text:style-name="P3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3" draw:text-style-name="P4" draw:layer="layout" svg:width="1.301cm" svg:height="0.877cm" svg:x="6.128cm" svg:y="7.642cm">
          <text:list text:style-name="L1">
            <text:list-header>
              <text:p text:style-name="P3"><text:span text:style-name="T1">Inst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7" draw:style-name="gr3" draw:text-style-name="P4" draw:layer="layout" svg:width="1.408cm" svg:height="0.793cm" svg:x="7.467cm" svg:y="7.576cm">
          <text:list text:style-name="L1">
            <text:list-header>
              <text:p text:style-name="P3"><text:span text:style-name="T5">19: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8" draw:style-name="gr3" draw:text-style-name="P4" draw:layer="layout" svg:width="1.408cm" svg:height="0.793cm" svg:x="7.459cm" svg:y="8.736cm">
          <text:list text:style-name="L1">
            <text:list-header>
              <text:p text:style-name="P3"><text:span text:style-name="T5">24: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0" draw:style-name="gr3" draw:text-style-name="P4" draw:layer="layout" svg:width="1.162cm" svg:height="0.793cm" svg:x="7.582cm" svg:y="11.138cm">
          <text:list text:style-name="L1">
            <text:list-header>
              <text:p text:style-name="P3"><text:span text:style-name="T5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2" draw:style-name="gr3" draw:text-style-name="P9" draw:layer="layout" svg:width="2.221cm" svg:height="1.385cm" svg:x="7.641cm" svg:y="12.184cm">
          <text:list text:style-name="L1">
            <text:list-header>
              <text:p text:style-name="P8"><text:span text:style-name="T5">15:0, 24:0</text:span></text:p>
              <text:p text:style-name="P8"><text:span text:style-name="T5">11: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3" draw:style-name="gr3" draw:text-style-name="P4" draw:layer="layout" svg:width="1.407cm" svg:height="0.877cm" svg:x="14.26cm" svg:y="7.444cm">
          <text:list text:style-name="L1">
            <text:list-header>
              <text:p text:style-name="P3"><text:span text:style-name="T1">S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4" draw:style-name="gr3" draw:text-style-name="P4" draw:layer="layout" svg:width="1.256cm" svg:height="0.793cm" svg:x="14.427cm" svg:y="8.912cm">
          <text:list text:style-name="L1">
            <text:list-header>
              <text:p text:style-name="P3"><text:span text:style-name="T4">Sr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5" draw:style-name="gr3" draw:text-style-name="P4" draw:layer="layout" svg:width="1.357cm" svg:height="0.877cm" svg:x="16.875cm" svg:y="7.677cm">
          <text:list text:style-name="L1">
            <text:list-header>
              <text:p text:style-name="P3"><text:span text:style-name="T1">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6" draw:style-name="gr3" draw:text-style-name="P4" draw:layer="layout" svg:width="1.615cm" svg:height="0.793cm" svg:x="17.079cm" svg:y="8.8cm">
          <text:list text:style-name="L1">
            <text:list-header>
              <text:p text:style-name="P3"><text:span text:style-name="T4">Alu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7" draw:style-name="gr3" draw:text-style-name="P4" draw:layer="layout" svg:width="2.449cm" svg:height="0.877cm" svg:x="14.044cm" svg:y="10.388cm">
          <text:list text:style-name="L1">
            <text:list-header>
              <text:p text:style-name="P3"><text:span text:style-name="T1">Write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8" draw:style-name="gr3" draw:text-style-name="P4" draw:layer="layout" svg:width="2.322cm" svg:height="0.877cm" svg:x="13.848cm" svg:y="11.043cm">
          <text:list text:style-name="L1">
            <text:list-header>
              <text:p text:style-name="P3"><text:span text:style-name="T1">WriteRe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49" draw:style-name="gr3" draw:text-style-name="P4" draw:layer="layout" svg:width="1.047cm" svg:height="0.877cm" svg:x="12.217cm" svg:y="14.115cm">
          <text:list text:style-name="L1">
            <text:list-header>
              <text:p text:style-name="P3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1" draw:style-name="gr3" draw:text-style-name="P4" draw:layer="layout" svg:width="2.516cm" svg:height="0.877cm" svg:x="16.749cm" svg:y="13.515cm">
          <text:list text:style-name="L1">
            <text:list-header>
              <text:p text:style-name="P3"><text:span text:style-name="T1">PC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7" draw:style-name="gr3" draw:text-style-name="P4" draw:layer="layout" svg:width="2.195cm" svg:height="0.793cm" svg:x="21.608cm" svg:y="9.015cm">
          <text:list text:style-name="L1">
            <text:list-header>
              <text:p text:style-name="P3"><text:span text:style-name="T4">Read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58" draw:style-name="gr3" draw:text-style-name="P4" draw:layer="layout" svg:width="1.522cm" svg:height="0.793cm" svg:x="23.837cm" svg:y="7.88cm">
          <text:list text:style-name="L1">
            <text:list-header>
              <text:p text:style-name="P3"><text:span text:style-name="T4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259" draw:style-name="gr1" draw:text-style-name="P1" draw:layer="layout" svg:x1="19.574cm" svg:y1="7.442cm" svg:x2="19.578cm" svg:y2="7.125cm">
          <text:p/>
        </draw:line>
        <draw:custom-shape draw:name="BlokTextu 260" draw:style-name="gr3" draw:text-style-name="P4" draw:layer="layout" svg:width="2.207cm" svg:height="0.877cm" svg:x="0.554cm" svg:y="13.464cm">
          <text:list text:style-name="L1">
            <text:list-header>
              <text:p text:style-name="P3"><text:span text:style-name="T1">PCPlus4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19">
          <draw:custom-shape draw:name="Obdĺžnik 6" draw:style-name="gr8" draw:text-style-name="P10" draw:layer="layout" svg:width="2.182cm" svg:height="3.771cm" svg:x="3.424cm" svg:y="7.443cm">
            <text:list text:style-name="L1">
              <text:list-header>
                <text:p text:style-name="P6"><text:span text:style-name="T6"/></text:p>
                <text:p text:style-name="P6"><text:span text:style-name="T7">Instr. Memo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4" draw:text-style-name="P7" draw:layer="layout" svg:width="2.182cm" svg:height="0.877cm" svg:x="3.424cm" svg:y="7.999cm">
            <text:list text:style-name="L1">
              <text:list-header>
                <text:p text:style-name="P6"><text:span text:style-name="T3">A <text:s text:c="2"/>R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bdĺžnik 15" draw:style-name="gr9" draw:text-style-name="P10" draw:layer="layout" svg:width="2.183cm" svg:height="3.771cm" svg:x="18.903cm" svg:y="7.443cm">
          <text:list text:style-name="L1">
            <text:list-header>
              <text:p text:style-name="P6"><text:span text:style-name="T6"/></text:p>
              <text:p text:style-name="P6"><text:span text:style-name="T7">Data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6" draw:style-name="gr4" draw:text-style-name="P7" draw:layer="layout" svg:width="2.55cm" svg:height="0.877cm" svg:x="18.708cm" svg:y="8.396cm">
          <text:list text:style-name="L1">
            <text:list-header>
              <text:p text:style-name="P6"><text:span text:style-name="T3">A <text:s text:c="4"/>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7" draw:style-name="gr4" draw:text-style-name="P7" draw:layer="layout" svg:width="1.56cm" svg:height="0.877cm" svg:x="18.732cm" svg:y="10.222cm">
          <text:list text:style-name="L1">
            <text:list-header>
              <text:p text:style-name="P6"><text:span text:style-name="T3">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8" draw:style-name="gr4" draw:text-style-name="P7" draw:layer="layout" svg:width="1.389cm" svg:height="0.877cm" svg:x="19.763cm" svg:y="7.443cm">
          <text:list text:style-name="L1">
            <text:list-header>
              <text:p text:style-name="P6"><text:span text:style-name="T3">W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vnoramenný trojuholník 21" draw:style-name="gr10" draw:text-style-name="P2" draw:layer="layout" svg:width="0.397cm" svg:height="0.397cm" svg:x="19.34cm" svg:y="7.38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Obdĺžnik 9" draw:style-name="gr11" draw:text-style-name="P10" draw:layer="layout" svg:width="2.822cm" svg:height="3.692cm" svg:x="8.738cm" svg:y="7.522cm">
          <text:list text:style-name="L1">
            <text:list-header>
              <text:p text:style-name="P6"><text:span text:style-name="T6"/></text:p>
              <text:p text:style-name="P6"><text:span text:style-name="T6"/></text:p>
              <text:p text:style-name="P11"><text:span text:style-name="T6"/></text:p>
              <text:p text:style-name="P11"><text:span text:style-name="T6"/></text:p>
              <text:p text:style-name="P11"><text:span text:style-name="T7">Reg.</text:span></text:p>
              <text:p text:style-name="P11"><text:span text:style-name="T7"><text:s text:c="2"/></text:span><text:span text:style-name="T7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BlokTextu 10" draw:style-name="gr4" draw:text-style-name="P7" draw:layer="layout" svg:width="2.988cm" svg:height="0.877cm" svg:x="8.572cm" svg:y="7.748cm">
          <text:list text:style-name="L1">
            <text:list-header>
              <text:p text:style-name="P6"><text:span text:style-name="T3">A1 <text:s text:c="3"/>RD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1" draw:style-name="gr4" draw:text-style-name="P7" draw:layer="layout" svg:width="2.988cm" svg:height="0.877cm" svg:x="8.572cm" svg:y="8.78cm">
          <text:list text:style-name="L1">
            <text:list-header>
              <text:p text:style-name="P6"><text:span text:style-name="T3">A2 <text:s text:c="3"/>RD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2" draw:style-name="gr4" draw:text-style-name="P13" draw:layer="layout" svg:width="1.753cm" svg:height="1.553cm" svg:x="8.572cm" svg:y="9.547cm">
          <text:list text:style-name="L1">
            <text:list-header>
              <text:p text:style-name="P12"><text:span text:style-name="T3">A3</text:span></text:p>
              <text:p text:style-name="P12"><text:span text:style-name="T3">WD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13" draw:style-name="gr4" draw:text-style-name="P13" draw:layer="layout" svg:width="1.792cm" svg:height="0.877cm" svg:x="9.479cm" svg:y="7.298cm">
          <text:list text:style-name="L1">
            <text:list-header>
              <text:p text:style-name="P12"><text:span text:style-name="T3">WE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vnoramenný trojuholník 22" draw:style-name="gr10" draw:text-style-name="P2" draw:layer="layout" svg:width="0.352cm" svg:height="0.396cm" svg:x="8.949cm" svg:y="7.52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Skupina 37">
          <draw:custom-shape draw:name="Lichobežník 33" draw:style-name="gr12" draw:text-style-name="P14" draw:layer="layout" svg:width="1.264cm" svg:height="0.595cm" draw:transform="rotate (-1.5707963267949) translate (14.562cm 9.004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35" draw:style-name="gr3" draw:text-style-name="P7" draw:layer="layout" svg:width="0.717cm" svg:height="0.877cm" svg:x="13.868cm" svg:y="8.925cm">
            <text:list text:style-name="L1">
              <text:list-header>
                <text:p text:style-name="P6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36" draw:style-name="gr3" draw:text-style-name="P7" draw:layer="layout" svg:width="0.717cm" svg:height="0.877cm" svg:x="13.894cm" svg:y="9.454cm">
            <text:list text:style-name="L1">
              <text:list-header>
                <text:p text:style-name="P6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38">
          <draw:custom-shape draw:name="Lichobežník 39" draw:style-name="gr13" draw:text-style-name="P2" draw:layer="layout" svg:width="1.264cm" svg:height="0.595cm" draw:transform="rotate (-1.5707963267949) translate (23.863cm 7.919cm)">
            <text:p/>
            <draw:enhanced-geometry svg:viewBox="0 0 454821 214314" draw:extrusion-allowed="true" draw:text-areas="39991 18844 414830 214314" draw:glue-points="227411 0 29993 107157 227411 214314 424828 107157" draw:type="mso-spt100" draw:enhanced-path="M 0 214314 L 59986 0 394835 0 454821 214314 Z N"/>
          </draw:custom-shape>
          <draw:custom-shape draw:name="BlokTextu 40" draw:style-name="gr3" draw:text-style-name="P7" draw:layer="layout" svg:width="0.717cm" svg:height="0.877cm" svg:x="23.169cm" svg:y="7.84cm">
            <text:list text:style-name="L1">
              <text:list-header>
                <text:p text:style-name="P6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1" draw:style-name="gr3" draw:text-style-name="P7" draw:layer="layout" svg:width="0.717cm" svg:height="0.877cm" svg:x="23.195cm" svg:y="8.369cm">
            <text:list text:style-name="L1">
              <text:list-header>
                <text:p text:style-name="P6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Skupina 46">
          <draw:custom-shape draw:name="Lichobežník 47" draw:style-name="gr13" draw:text-style-name="P10" draw:layer="layout" svg:width="1.264cm" svg:height="0.595cm" draw:transform="rotate (-1.5707963267949) translate (1.518cm 7.8cm)">
            <text:p/>
            <draw:enhanced-geometry svg:viewBox="0 0 454821 214314" draw:extrusion-allowed="true" draw:text-areas="39991 18844 414830 214314" draw:glue-points="227411 0 29993 107157 227411 214314 424828 107157 0 214314" draw:type="mso-spt100" draw:enhanced-path="M 0 214314 L 59986 0 394835 0 454821 214314 Z N"/>
          </draw:custom-shape>
          <draw:custom-shape draw:name="BlokTextu 48" draw:style-name="gr3" draw:text-style-name="P7" draw:layer="layout" svg:width="0.717cm" svg:height="0.877cm" svg:x="0.824cm" svg:y="7.721cm">
            <text:list text:style-name="L1">
              <text:list-header>
                <text:p text:style-name="P6"><text:span text:style-name="T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BlokTextu 49" draw:style-name="gr3" draw:text-style-name="P7" draw:layer="layout" svg:width="0.717cm" svg:height="0.877cm" svg:x="0.85cm" svg:y="8.25cm">
            <text:list text:style-name="L1">
              <text:list-header>
                <text:p text:style-name="P6"><text:span text:style-name="T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Voľná forma 52" draw:style-name="gr14" draw:text-style-name="P15" draw:layer="layout" svg:width="3.069cm" svg:height="1.611cm" svg:x="8.491cm" svg:y="12.73cm">
          <text:list text:style-name="L1">
            <text:list-header>
              <text:p text:style-name="P11"><text:span text:style-name="T8">Imm</text:span><text:span text:style-name="T8"><text:line-break/></text:span><text:span text:style-name="T8">decode</text:span></text:p>
            </text:list-header>
          </text:list>
          <draw:enhanced-geometry svg:viewBox="0 0 1104900 447675" draw:extrusion-allowed="true" draw:text-areas="0 0 1104900 447675" draw:glue-points="9525 447675 1095375 447675 1104900 0 0 219075 9525 447675" draw:type="mso-spt100" draw:enhanced-path="M 9525 447675 L 1095375 447675 1104900 0 0 219075 9525 447675 Z N"/>
        </draw:custom-shape>
        <draw:custom-shape draw:name="Obdĺžnik 53" draw:style-name="gr15" draw:text-style-name="P2" draw:layer="layout" svg:width="0.396cm" svg:height="1.19cm" svg:x="2.233cm" svg:y="7.84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10" draw:text-style-name="P2" draw:layer="layout" svg:width="0.396cm" svg:height="0.396cm" svg:x="2.233cm" svg:y="7.8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Rovná spojnica 285" draw:style-name="gr5" draw:text-style-name="P1" draw:layer="layout" svg:x1="7.588cm" svg:y1="8.529cm" svg:x2="7.593cm" svg:y2="4.887cm">
          <text:p/>
        </draw:line>
        <draw:line draw:name="Rovná spojnica 287" draw:style-name="gr1" draw:text-style-name="P1" draw:layer="layout" svg:x1="7.595cm" svg:y1="4.891cm" svg:x2="8.737cm" svg:y2="4.895cm">
          <text:p/>
        </draw:line>
        <draw:line draw:name="Rovná spojnica 290" draw:style-name="gr1" draw:text-style-name="P1" draw:layer="layout" svg:x1="7.59cm" svg:y1="6.104cm" svg:x2="8.737cm" svg:y2="6.108cm">
          <text:p/>
        </draw:line>
        <draw:custom-shape draw:name="BlokTextu 291" draw:style-name="gr3" draw:text-style-name="P4" draw:layer="layout" svg:width="0.959cm" svg:height="0.793cm" svg:x="7.6cm" svg:y="4.247cm">
          <text:list text:style-name="L1">
            <text:list-header>
              <text:p text:style-name="P3"><text:span text:style-name="T5">6: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92" draw:style-name="gr3" draw:text-style-name="P4" draw:layer="layout" svg:width="2.669cm" svg:height="0.793cm" svg:x="4.664cm" svg:y="5.677cm">
          <text:list text:style-name="L1">
            <text:list-header>
              <text:p text:style-name="P3"><text:span text:style-name="T5">31:25, 14: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aoblený obdĺžnik 132" draw:style-name="gr16" draw:text-style-name="P10" draw:layer="layout" svg:width="2.314cm" svg:height="4.639cm" svg:x="8.719cm" svg:y="2.302cm">
          <text:list text:style-name="L1">
            <text:list-header>
              <text:p text:style-name="P6"><text:span text:style-name="T7">Control Unit</text:span></text:p>
              <text:p text:style-name="P6"><text:span text:style-name="T7"/></text:p>
              <text:p text:style-name="P6"><text:span text:style-name="T6">Opcode</text:span></text:p>
              <text:p text:style-name="P6"><text:span text:style-name="T7"/></text:p>
              <text:p text:style-name="P12"><text:span text:style-name="T6">Func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Rovná spojnica 157_1" draw:style-name="gr5" draw:text-style-name="P1" draw:layer="layout" svg:x1="4.066cm" svg:y1="13.464cm" svg:x2="2.928cm" svg:y2="13.464cm">
          <text:p/>
        </draw:line>
        <draw:custom-shape draw:name="BlokTextu 249_1" draw:style-name="gr3" draw:text-style-name="P4" draw:layer="layout" svg:width="2.229cm" svg:height="0.877cm" svg:x="11.621cm" svg:y="12.84cm">
          <text:list text:style-name="L1">
            <text:list-header>
              <text:p text:style-name="P3"><text:span text:style-name="T1">SignImm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16" draw:layer="layout" svg:width="0.156cm" svg:height="0.149cm" svg:x="2.849cm" svg:y="13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2.816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8.552cm" svg:y="8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18.519cm" svg:y="8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3.738cm" svg:y="13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13.705cm" svg:y="13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13.438cm" svg:y="9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13.405cm" svg:y="9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16" draw:layer="layout" svg:width="0.156cm" svg:height="0.149cm" svg:x="2.849cm" svg:y="8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235cm" svg:height="0.235cm" svg:x="2.816cm" svg:y="8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6" draw:text-style-name="P5" draw:layer="layout" svg:width="1.031cm" svg:height="2.187cm" svg:x="15.551cm" svg:y="7.839cm" svg:viewBox="0 0 1032 2188" draw:points="0,0 0,860 390,1094 0,1328 0,2188 1032,1719 1032,469">
          <draw:glue-point draw:id="4" svg:x="5cm" svg:y="0cm"/>
          <draw:glue-point draw:id="5" svg:x="-5cm" svg:y="3.212cm"/>
          <draw:glue-point draw:id="6" svg:x="-5cm" svg:y="-3.212cm"/>
          <text:p/>
        </draw:polygon>
        <draw:custom-shape draw:name="BlokTextu 271" draw:style-name="gr3" draw:text-style-name="P4" draw:layer="layout" svg:width="1.162cm" svg:height="0.793cm" svg:x="15.417cm" svg:y="8.038cm">
          <text:list text:style-name="L1">
            <text:list-header>
              <text:p text:style-name="P3"><text:span text:style-name="T4">ALU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0H50M1S</meta:editing-duration>
    <meta:editing-cycles>271</meta:editing-cycles>
    <meta:generator>LibreOffice/6.4.7.2$Linux_X86_64 LibreOffice_project/40$Build-2</meta:generator>
    <dc:date>2023-03-09T18:57:39.857554942</dc:date>
    <dc:description>https://cw.fel.cvut.cz/wiki/courses/b35apo/start</dc:description>
    <dc:subject>B35APO - Computer Architectures</dc:subject>
    <dc:title>Central Processing Unit (CPU)</dc:title>
    <meta:document-statistic meta:object-count="170"/>
  </office:meta>
</office:document-meta>
</file>